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宋体" svg:font-family="宋体, SimSu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fo:keep-together="auto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2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3" style:family="paragraph" style:parent-style-name="Standard">
      <style:text-properties style:font-name="Ubuntu Mono" style:font-name-asian="Ubuntu Mono"/>
    </style:style>
    <style:style style:name="P4" style:family="paragraph" style:parent-style-name="Standard">
      <style:paragraph-properties style:snap-to-layout-grid="false"/>
      <style:text-properties style:font-name="Ubuntu Mono" style:font-name-asian="Ubuntu Mono"/>
    </style:style>
    <style:style style:name="P5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8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9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0" style:family="paragraph" style:parent-style-name="Header">
      <style:text-properties fo:font-size="7pt" style:font-size-asian="7pt" style:font-size-complex="7pt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  <style:style style:name="T3" style:family="text">
      <style:text-properties fo:color="#993366"/>
    </style:style>
    <style:style style:name="T4" style:family="text">
      <style:text-properties style:font-name-complex="宋体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开放平台：PC终端</text:p>
      <text:p text:style-name="P3"/>
      <text:p text:style-name="P3">用户类型：普通用户10，管理员用户0</text:p>
      <text:p text:style-name="P3"/>
      <text:p text:style-name="P3">数据库名称：jtechlc_serv_db</text:p>
      <text:p text:style-name="P3"/>
      <text:p text:style-name="P3">users:</text:p>
      <text:p text:style-name="P3">user_id<text:tab/><text:tab/><text:tab/>int unsigned primary key <text:s/>auto_increment,</text:p>
      <text:p text:style-name="P3">user_group_id<text:tab/><text:tab/>int unsigned not null,</text:p>
      <text:p text:style-name="P3">user_name<text:tab/><text:tab/><text:tab/>varchar(129) not null,</text:p>
      <text:p text:style-name="P3">user_pwd<text:tab/><text:tab/><text:tab/>varchar(129) not null,</text:p>
      <text:p text:style-name="P3">user_type<text:tab/><text:tab/><text:tab/>int unsigned not null,</text:p>
      <text:p text:style-name="P3">user_flag<text:tab/><text:tab/><text:tab/> smallint unsigned not null,</text:p>
      <text:p text:style-name="P3">login_time<text:tab/><text:tab/><text:tab/>time,</text:p>
      <text:p text:style-name="P3">login_date<text:tab/><text:tab/><text:tab/>date,</text:p>
      <text:p text:style-name="P3">logout_time<text:tab/><text:tab/><text:tab/>time,</text:p>
      <text:p text:style-name="P3">logout_date<text:tab/><text:tab/><text:tab/>date,</text:p>
      <text:p text:style-name="P3">index user_index(user_id),</text:p>
      <text:p text:style-name="P3">unique index user_name(user_id),</text:p>
      <text:p text:style-name="P3"/>
      <text:p text:style-name="P3">备注：user_flag 0表示正常； 1表示不能群聊；2 表示不能登录</text:p>
      <text:p text:style-name="P3"/>
      <text:p text:style-name="P3">userGrant:</text:p>
      <text:p text:style-name="P3">id<text:tab/><text:tab/><text:tab/><text:tab/>int unsigned primary key auto_increment,</text:p>
      <text:p text:style-name="P3">user_id_a<text:tab/><text:tab/><text:tab/>int unsigned not null,</text:p>
      <text:p text:style-name="P3">user_id_b<text:tab/><text:tab/><text:tab/>int unsigned not null,</text:p>
      <text:p text:style-name="P3">deal_flag<text:tab/><text:tab/><text:tab/>smallint not null,</text:p>
      <text:p text:style-name="P3">unique key(user_index_a, user_index_b),</text:p>
      <text:p text:style-name="P3">foreign key(user_index_a) references users(user_index) on delete cascade on update cascade),</text:p>
      <text:p text:style-name="P3">foreign key(user_index_b) references users(user_index) on delete cascade on update cascade)</text:p>
      <text:p text:style-name="P3"/>
      <text:p text:style-name="P3">备注：deal_flag 0 表示对方（b）未处理；1表示双方已成为好友； 2 表示对方（b）已拒绝；3表示对方（b）已将（a）已拉黑；</text:p>
      <text:p text:style-name="P3"/>
      <text:p text:style-name="P3">groups:</text:p>
      <text:p text:style-name="P3">group_id<text:tab/><text:tab/><text:tab/>int unsigned primary key auto_increment,</text:p>
      <text:p text:style-name="P3">group_name<text:tab/><text:tab/><text:tab/>varchar(129) not null,</text:p>
      <text:p text:style-name="P3">group_admin<text:tab/><text:tab/>int unsigned not null,</text:p>
      <text:p text:style-name="P3">group_type<text:tab/><text:tab/><text:tab/>int unsigned not null,</text:p>
      <text:p text:style-name="P3">index group_index(group_id),</text:p>
      <text:p text:style-name="P3">unique index group_name(group_id),</text:p>
      <text:p text:style-name="P3">foreign key(group_admin) references users(user_id) <text:s/>on delete cascade on update cascade,</text:p>
      <text:p text:style-name="P3"/>
      <text:p text:style-name="P3"/>
      <text:p text:style-name="P3">默认：admin用户，demo群（所有人默认加入demo群）</text:p>
      <text:p text:style-name="P3"/>
      <text:p text:style-name="P1"/>
      <text:p text:style-name="P3">类型定义</text:p>
      <text:p text:style-name="P3"/>
      <text:p text:style-name="P3">LCDB_ERR_SUCCESS<text:tab/><text:tab/><text:tab/>0</text:p>
      <text:p text:style-name="P3">LCDB_ERR_DBDATA<text:tab/><text:tab/><text:tab/>-4001<text:tab/><text:tab/>数据库错误</text:p>
      <text:p text:style-name="P3">LCDB_ERR_USER_NotExist<text:tab/><text:tab/>-4002<text:tab/><text:tab/>用户不存在</text:p>
      <text:p text:style-name="P3"><text:soft-page-break/>LCDB_ERR_USER_VerifyFailed<text:tab/>-4003<text:tab/><text:tab/>用户验证失败（密码、类型错误）</text:p>
      <text:p text:style-name="P3">LCDB_ERR_USER_Existed<text:tab/><text:tab/>-4004<text:tab/><text:tab/>用户已存在</text:p>
      <text:p text:style-name="P3">LCDB_ERR_USER_InBlackList<text:tab/>-4005<text:tab/><text:tab/>用户处于屏蔽状态</text:p>
      <text:p text:style-name="P3"/>
      <text:p text:style-name="P3">LC_ERR_USER_OffLine<text:tab/><text:tab/>-5001<text:tab/><text:tab/>用户处于离线状态</text:p>
      <text:p text:style-name="P3">LC_ERR_USER_NotFriend<text:tab/><text:tab/>-5002<text:tab/><text:tab/>非好友</text:p>
      <text:p text:style-name="P3"/>
      <text:p text:style-name="P1"/>
      <text:p text:style-name="P3">PDU</text:p>
      <text:p text:style-name="P3"/>
      <text:p text:style-name="P3">1.1 用户登录</text:p>
      <text:p text:style-name="P3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9"><text:span text:style-name="T1">LCDB_UserLogin_Rep_FromCli</text:span><text:bookmark-start text:name="OLE_LINK8"/><text:span text:style-name="T1"> <text:s text:c="6"/></text:span><text:span text:style-name="T1"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8">数据类型</text:p>
          </table:table-cell>
          <table:table-cell table:style-name="Table29.A2" office:value-type="string">
            <text:p text:style-name="P8">名称</text:p>
          </table:table-cell>
          <table:table-cell table:style-name="Table29.A1" table:number-columns-spanned="2" office:value-type="string">
            <text:p text:style-name="P8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<text:span text:style-name="T4">Char[</text:span><text:span text:style-name="T4">128+1]</text:span></text:p>
          </table:table-cell>
          <table:table-cell table:style-name="Table29.A3" table:number-columns-spanned="2" office:value-type="string">
            <text:p text:style-name="P5">szUserId</text:p>
          </table:table-cell>
          <table:covered-table-cell/>
          <table:table-cell table:style-name="Table29.A3" office:value-type="string">
            <text:p text:style-name="P5">用户ID</text:p>
          </table:table-cell>
        </table:table-row>
        <table:table-row table:style-name="Table29.4">
          <table:table-cell table:style-name="Table29.A2" office:value-type="string">
            <text:p text:style-name="P6">Char[16+1]</text:p>
          </table:table-cell>
          <table:table-cell table:style-name="Table29.A2" office:value-type="string">
            <text:p text:style-name="P6">szPassword</text:p>
          </table:table-cell>
          <table:table-cell table:style-name="Table29.A1" table:number-columns-spanned="2" office:value-type="string">
            <text:p text:style-name="P7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<text:span text:style-name="T3">Unsigned</text:span><text:span text:style-name="T3"> </text:span><text:span text:style-name="T3">long</text:span></text:p>
          </table:table-cell>
          <table:table-cell table:style-name="Table29.A3" office:value-type="string">
            <text:p text:style-name="P2">userType</text:p>
          </table:table-cell>
          <table:table-cell table:style-name="Table29.A3" table:number-columns-spanned="2" office:value-type="string">
            <text:p text:style-name="P2">用户类型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数据类型</text:p>
          </table:table-cell>
          <table:table-cell table:style-name="Table1.A2" office:value-type="string">
            <text:p text:style-name="P8">名称</text:p>
          </table:table-cell>
          <table:table-cell table:style-name="Table1.A1" office:value-type="string">
            <text:p text:style-name="P8">说明</text:p>
          </table:table-cell>
        </table:table-row>
        <table:table-row table:style-name="Table1.3">
          <table:table-cell table:style-name="Table1.A2" office:value-type="string">
            <text:p text:style-name="P6">short</text:p>
          </table:table-cell>
          <table:table-cell table:style-name="Table1.A2" office:value-type="string">
            <text:p text:style-name="P6">shRet</text:p>
          </table:table-cell>
          <table:table-cell table:style-name="Table1.A1" office:value-type="string">
            <text:p text:style-name="P7">结果</text:p>
            <text:p text:style-name="P7">成功：0</text:p>
            <text:p text:style-name="P7">失败：-4001，-4002， -4003</text:p>
          </table:table-cell>
        </table:table-row>
      </table:table>
      <text:p text:style-name="P3"/>
      <text:p text:style-name="P3">1.2 <text:s/>用户注册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9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数据类型</text:p>
          </table:table-cell>
          <table:table-cell table:style-name="Table2.A2" office:value-type="string">
            <text:p text:style-name="P8">名称</text:p>
          </table:table-cell>
          <table:table-cell table:style-name="Table2.A1" table:number-columns-spanned="2" office:value-type="string">
            <text:p text:style-name="P8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4"><text:span text:style-name="T4">Char[</text:span><text:span text:style-name="T4">128+1]</text:span></text:p>
          </table:table-cell>
          <table:table-cell table:style-name="Table2.A3" table:number-columns-spanned="2" office:value-type="string">
            <text:p text:style-name="P5">szUserId</text:p>
          </table:table-cell>
          <table:covered-table-cell/>
          <table:table-cell table:style-name="Table2.A3" office:value-type="string">
            <text:p text:style-name="P5">用户ID</text:p>
          </table:table-cell>
        </table:table-row>
        <table:table-row table:style-name="Table2.4">
          <table:table-cell table:style-name="Table2.A2" office:value-type="string">
            <text:p text:style-name="P6">Char[16+1]</text:p>
          </table:table-cell>
          <table:table-cell table:style-name="Table2.A2" office:value-type="string">
            <text:p text:style-name="P6">szPassword</text:p>
          </table:table-cell>
          <table:table-cell table:style-name="Table2.A1" table:number-columns-spanned="2" office:value-type="string">
            <text:p text:style-name="P7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4"><text:span text:style-name="T3">Unsigned</text:span><text:span text:style-name="T3"> long</text:span></text:p>
          </table:table-cell>
          <table:table-cell table:style-name="Table2.A3" office:value-type="string">
            <text:p text:style-name="P2">dwUserType</text:p>
          </table:table-cell>
          <table:table-cell table:style-name="Table2.A3" table:number-columns-spanned="2" office:value-type="string">
            <text:p text:style-name="P2">用户类型</text:p>
          </table:table-cell>
          <table:covered-table-cell/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9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">数据类型</text:p>
          </table:table-cell>
          <table:table-cell table:style-name="Table3.A2" office:value-type="string">
            <text:p text:style-name="P8">名称</text:p>
          </table:table-cell>
          <table:table-cell table:style-name="Table3.A1" office:value-type="string">
            <text:p text:style-name="P8">说明</text:p>
          </table:table-cell>
        </table:table-row>
        <table:table-row table:style-name="Table3.3">
          <table:table-cell table:style-name="Table3.A2" office:value-type="string">
            <text:p text:style-name="P6">short</text:p>
          </table:table-cell>
          <table:table-cell table:style-name="Table3.A2" office:value-type="string">
            <text:p text:style-name="P6">shRet</text:p>
          </table:table-cell>
          <table:table-cell table:style-name="Table3.A1" office:value-type="string">
            <text:p text:style-name="P7">结果</text:p>
            <text:p text:style-name="P7">成功：0</text:p>
            <text:p text:style-name="P7">失败：-4001，-4004</text:p>
          </table:table-cell>
        </table:table-row>
      </table:table>
      <text:p text:style-name="P3"/>
      <text:p text:style-name="P3">1.3 在线群聊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9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8">数据类型</text:p>
          </table:table-cell>
          <table:table-cell table:style-name="Table4.A2" office:value-type="string">
            <text:p text:style-name="P8">名称</text:p>
          </table:table-cell>
          <table:table-cell table:style-name="Table4.A1" table:number-columns-spanned="2" office:value-type="string">
            <text:p text:style-name="P8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5">Unsigned long</text:p>
          </table:table-cell>
          <table:table-cell table:style-name="Table4.A3" table:number-columns-spanned="2" office:value-type="string">
            <text:p text:style-name="P5">dwUserId</text:p>
          </table:table-cell>
          <table:covered-table-cell/>
          <table:table-cell table:style-name="Table4.A3" office:value-type="string">
            <text:p text:style-name="P5">用户ID</text:p>
          </table:table-cell>
        </table:table-row>
        <table:table-row table:style-name="Table4.1">
          <table:table-cell table:style-name="Table4.A3" office:value-type="string">
            <text:p text:style-name="P4">Unsigned long</text:p>
          </table:table-cell>
          <table:table-cell table:style-name="Table4.A3" table:number-columns-spanned="2" office:value-type="string">
            <text:p text:style-name="P5">dwGroupId</text:p>
          </table:table-cell>
          <table:covered-table-cell/>
          <table:table-cell table:style-name="Table4.A3" office:value-type="string">
            <text:p text:style-name="P5">群ID</text:p>
          </table:table-cell>
        </table:table-row>
        <table:table-row table:style-name="Table4.5">
          <table:table-cell table:style-name="Table4.A2" office:value-type="string">
            <text:p text:style-name="P6">Char[10240]</text:p>
          </table:table-cell>
          <table:table-cell table:style-name="Table4.A2" office:value-type="string">
            <text:p text:style-name="P6">szMsg</text:p>
          </table:table-cell>
          <table:table-cell table:style-name="Table4.A1" table:number-columns-spanned="2" office:value-type="string">
            <text:p text:style-name="P7">消息内容</text:p>
          </table:table-cell>
          <table:covered-table-cell/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9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8">数据类型</text:p>
          </table:table-cell>
          <table:table-cell table:style-name="Table5.A2" office:value-type="string">
            <text:p text:style-name="P8">名称</text:p>
          </table:table-cell>
          <table:table-cell table:style-name="Table5.A1" office:value-type="string">
            <text:p text:style-name="P8">说明</text:p>
          </table:table-cell>
        </table:table-row>
        <table:table-row table:style-name="Table5.3">
          <table:table-cell table:style-name="Table5.A2" office:value-type="string">
            <text:p text:style-name="P6">short</text:p>
          </table:table-cell>
          <table:table-cell table:style-name="Table5.A2" office:value-type="string">
            <text:p text:style-name="P6">shRet</text:p>
          </table:table-cell>
          <table:table-cell table:style-name="Table5.A1" office:value-type="string">
            <text:p text:style-name="P7">结果</text:p>
            <text:p text:style-name="P7">成功：0（则有pduType=7的PDU）</text:p>
            <text:p text:style-name="P7">失败：-4005</text:p>
          </table:table-cell>
        </table:table-row>
      </table:table>
      <text:p text:style-name="P3"/>
      <text:p text:style-name="P3"><text:soft-page-break/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9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8">数据类型</text:p>
          </table:table-cell>
          <table:table-cell table:style-name="Table6.A2" office:value-type="string">
            <text:p text:style-name="P8">名称</text:p>
          </table:table-cell>
          <table:table-cell table:style-name="Table6.A1" table:number-columns-spanned="2" office:value-type="string">
            <text:p text:style-name="P8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5">Unsigned long</text:p>
          </table:table-cell>
          <table:table-cell table:style-name="Table6.A3" table:number-columns-spanned="2" office:value-type="string">
            <text:p text:style-name="P5">dwUserId</text:p>
          </table:table-cell>
          <table:covered-table-cell/>
          <table:table-cell table:style-name="Table6.A3" office:value-type="string">
            <text:p text:style-name="P5">用户ID</text:p>
          </table:table-cell>
        </table:table-row>
        <table:table-row table:style-name="Table6.1">
          <table:table-cell table:style-name="Table6.A3" office:value-type="string">
            <text:p text:style-name="P4">Unsigned long</text:p>
          </table:table-cell>
          <table:table-cell table:style-name="Table6.A3" table:number-columns-spanned="2" office:value-type="string">
            <text:p text:style-name="P5">dwGroupId</text:p>
          </table:table-cell>
          <table:covered-table-cell/>
          <table:table-cell table:style-name="Table6.A3" office:value-type="string">
            <text:p text:style-name="P5">群ID</text:p>
          </table:table-cell>
        </table:table-row>
        <table:table-row table:style-name="Table6.5">
          <table:table-cell table:style-name="Table6.A2" office:value-type="string">
            <text:p text:style-name="P6">Char[10240]</text:p>
          </table:table-cell>
          <table:table-cell table:style-name="Table6.A2" office:value-type="string">
            <text:p text:style-name="P6">szMsg</text:p>
          </table:table-cell>
          <table:table-cell table:style-name="Table6.A1" table:number-columns-spanned="2" office:value-type="string">
            <text:p text:style-name="P7">消息内容</text:p>
          </table:table-cell>
          <table:covered-table-cell/>
        </table:table-row>
      </table:table>
      <text:p text:style-name="P3"/>
      <text:p text:style-name="P3">1.4 私聊请求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9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8">数据类型</text:p>
          </table:table-cell>
          <table:table-cell table:style-name="Table7.A2" office:value-type="string">
            <text:p text:style-name="P8">名称</text:p>
          </table:table-cell>
          <table:table-cell table:style-name="Table7.A1" table:number-columns-spanned="2" office:value-type="string">
            <text:p text:style-name="P8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5">Unsigned long</text:p>
          </table:table-cell>
          <table:table-cell table:style-name="Table7.A3" table:number-columns-spanned="2" office:value-type="string">
            <text:p text:style-name="P5">dwUserId</text:p>
          </table:table-cell>
          <table:covered-table-cell/>
          <table:table-cell table:style-name="Table7.A3" office:value-type="string">
            <text:p text:style-name="P5">用户ID</text:p>
          </table:table-cell>
        </table:table-row>
        <table:table-row table:style-name="Table7.1">
          <table:table-cell table:style-name="Table7.A3" office:value-type="string">
            <text:p text:style-name="P4">Unsigned long</text:p>
          </table:table-cell>
          <table:table-cell table:style-name="Table7.A3" table:number-columns-spanned="2" office:value-type="string">
            <text:p text:style-name="P5">dwFriendId</text:p>
          </table:table-cell>
          <table:covered-table-cell/>
          <table:table-cell table:style-name="Table7.D4" office:value-type="string">
            <text:p text:style-name="P5">好友ID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9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8">数据类型</text:p>
          </table:table-cell>
          <table:table-cell table:style-name="Table9.A2" office:value-type="string">
            <text:p text:style-name="P8">名称</text:p>
          </table:table-cell>
          <table:table-cell table:style-name="Table9.A1" office:value-type="string">
            <text:p text:style-name="P8">说明</text:p>
          </table:table-cell>
        </table:table-row>
        <table:table-row table:style-name="Table9.3">
          <table:table-cell table:style-name="Table9.A2" office:value-type="string">
            <text:p text:style-name="P6">short</text:p>
          </table:table-cell>
          <table:table-cell table:style-name="Table9.A2" office:value-type="string">
            <text:p text:style-name="P6">shRet</text:p>
          </table:table-cell>
          <table:table-cell table:style-name="Table9.A1" office:value-type="string">
            <text:p text:style-name="P7">结果</text:p>
            <text:p text:style-name="P7">成功：0，-5001（则有pduType=10的PDU）</text:p>
            <text:p text:style-name="P7">失败：-4005（对方用户已被屏蔽），-5002非好友</text:p>
          </table:table-cell>
        </table:table-row>
      </table:table>
      <text:p text:style-name="P3"/>
      <text:p text:style-name="P3">1.5 加好友请求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">数据类型</text:p>
          </table:table-cell>
          <table:table-cell table:style-name="Table8.A2" office:value-type="string">
            <text:p text:style-name="P8">名称</text:p>
          </table:table-cell>
          <table:table-cell table:style-name="Table8.A1" table:number-columns-spanned="2" office:value-type="string">
            <text:p text:style-name="P8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5">Unsigned long</text:p>
          </table:table-cell>
          <table:table-cell table:style-name="Table8.A3" table:number-columns-spanned="2" office:value-type="string">
            <text:p text:style-name="P5">dwUserId</text:p>
          </table:table-cell>
          <table:covered-table-cell/>
          <table:table-cell table:style-name="Table8.A3" office:value-type="string">
            <text:p text:style-name="P5">用户ID</text:p>
          </table:table-cell>
        </table:table-row>
        <table:table-row table:style-name="Table8.1">
          <table:table-cell table:style-name="Table8.A3" office:value-type="string">
            <text:p text:style-name="P4">Unsigned long</text:p>
          </table:table-cell>
          <table:table-cell table:style-name="Table8.A3" table:number-columns-spanned="2" office:value-type="string">
            <text:p text:style-name="P5">dwFriendId</text:p>
          </table:table-cell>
          <table:covered-table-cell/>
          <table:table-cell table:style-name="Table8.D4" office:value-type="string">
            <text:p text:style-name="P5">对方ID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9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8">数据类型</text:p>
          </table:table-cell>
          <table:table-cell table:style-name="Table10.A2" office:value-type="string">
            <text:p text:style-name="P8">名称</text:p>
          </table:table-cell>
          <table:table-cell table:style-name="Table10.A1" office:value-type="string">
            <text:p text:style-name="P8">说明</text:p>
          </table:table-cell>
        </table:table-row>
        <table:table-row table:style-name="Table10.3">
          <table:table-cell table:style-name="Table10.A2" office:value-type="string">
            <text:p text:style-name="P6">short</text:p>
          </table:table-cell>
          <table:table-cell table:style-name="Table10.A2" office:value-type="string">
            <text:p text:style-name="P6">shRet</text:p>
          </table:table-cell>
          <table:table-cell table:style-name="Table10.A1" office:value-type="string">
            <text:p text:style-name="P7">结果</text:p>
            <text:p text:style-name="P7">成功：0（请求已经成功发送）</text:p>
            <text:p text:style-name="P7">失败：-4005（对方用户已被屏蔽），</text:p>
          </table:table-cell>
        </table:table-row>
      </table:table>
      <text:p text:style-name="P3"/>
      <text:p text:style-name="P3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9"><text:span text:style-name="T1">LCDB_AddFriend_Rep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8">数据类型</text:p>
          </table:table-cell>
          <table:table-cell table:style-name="Table11.A2" office:value-type="string">
            <text:p text:style-name="P8">名称</text:p>
          </table:table-cell>
          <table:table-cell table:style-name="Table11.A1" office:value-type="string">
            <text:p text:style-name="P8">说明</text:p>
          </table:table-cell>
        </table:table-row>
        <table:table-row table:style-name="Table11.3">
          <table:table-cell table:style-name="Table11.A2" office:value-type="string">
            <text:p text:style-name="P5">Unsigned long</text:p>
          </table:table-cell>
          <table:table-cell table:style-name="Table11.A2" office:value-type="string">
            <text:p text:style-name="P5">dwUserId</text:p>
          </table:table-cell>
          <table:table-cell table:style-name="Table11.A1" office:value-type="string">
            <text:p text:style-name="P5">用户ID</text:p>
          </table:table-cell>
        </table:table-row>
        <table:table-row table:style-name="Table11.3">
          <table:table-cell table:style-name="Table11.A4" office:value-type="string">
            <text:p text:style-name="P5">Varchar[129]</text:p>
          </table:table-cell>
          <table:table-cell table:style-name="Table11.A4" office:value-type="string">
            <text:p text:style-name="P5">szUserName</text:p>
          </table:table-cell>
          <table:table-cell table:style-name="Table11.C4" office:value-type="string">
            <text:p text:style-name="P5">用户昵称</text:p>
          </table:table-cell>
        </table:table-row>
      </table:table>
      <text:p text:style-name="P3"/>
      <text:p text:style-name="P3">1.6 回复加好友请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宋体" svg:font-family="宋体, SimSu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11T19:35:34</dc:date>
    <dc:creator>Administrator </dc:creator>
    <meta:editing-duration>PT2H3S</meta:editing-duration>
    <meta:editing-cycles>197</meta:editing-cycles>
    <meta:generator>LibreOffice/3.5$Linux_x86 LibreOffice_project/350m1$Build-2</meta:generator>
    <meta:document-statistic meta:table-count="12" meta:image-count="0" meta:object-count="0" meta:page-count="3" meta:paragraph-count="182" meta:word-count="431" meta:character-count="3197" meta:non-whitespace-character-count="2706"/>
  </office:meta>
</office:document-meta>
</file>